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53e7e9" draw:textarea-vertical-align="middle" fo:min-height="0.844cm"/>
    </style:style>
    <style:style style:name="gr2" style:family="graphic" style:parent-style-name="objectwithoutfill">
      <style:graphic-properties svg:stroke-width="0.159cm" svg:stroke-color="#cccccc" draw:marker-start-width="0.538cm" draw:marker-end="Small_20_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draw:stroke="solid" svg:stroke-width="0.159cm" svg:stroke-color="#cccccc" draw:marker-start-width="0.538cm" draw:marker-end="Small_20_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2.25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53e7e9"/>
      <style:paragraph-properties fo:text-align="center"/>
      <style:text-properties style:font-name="微軟正黑體" style:font-name-asian="微軟正黑體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微軟正黑體" fo:font-size="24pt" fo:font-weight="bold" style:font-name-asian="微軟正黑體" style:font-size-asian="24pt" style:font-weight-asian="bold" style:font-size-complex="24pt" style:font-weight-complex="bold"/>
    </style:style>
    <style:style style:name="T1" style:family="text">
      <style:text-properties style:font-name="微軟正黑體" style:font-name-asian="微軟正黑體"/>
    </style:style>
    <style:style style:name="T2" style:family="text">
      <style:text-properties style:font-name="微軟正黑體" fo:font-size="24pt" fo:font-weight="bold" style:font-name-asian="微軟正黑體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5.6cm" svg:height="1.094cm" svg:x="8.1cm" svg:y="0.253cm">
          <draw:text-box>
            <text:p text:style-name="P1"><text:span text:style-name="T1">需要做研究的問題</text:span></text:p>
          </draw:text-box>
        </draw:frame>
        <draw:frame draw:style-name="gr1" draw:text-style-name="P2" xml:id="id3" draw:id="id3" draw:layer="layout" svg:width="6.4cm" svg:height="1.094cm" svg:x="14.5cm" svg:y="7.319cm">
          <draw:text-box>
            <text:p text:style-name="P1"><text:span text:style-name="T1">實現測試的方法設計</text:span></text:p>
          </draw:text-box>
        </draw:frame>
        <draw:frame draw:style-name="gr1" draw:text-style-name="P2" xml:id="id2" draw:id="id2" draw:layer="layout" svg:width="5.6cm" svg:height="1.094cm" svg:x="14.9cm" svg:y="3.653cm">
          <draw:text-box>
            <text:p text:style-name="P1"><text:span text:style-name="T1">可以測試的假設</text:span></text:p>
          </draw:text-box>
        </draw:frame>
        <draw:frame draw:style-name="gr1" draw:text-style-name="P2" xml:id="id4" draw:id="id4" draw:layer="layout" svg:width="6.4cm" svg:height="1.094cm" svg:x="7.8cm" svg:y="10.619cm">
          <draw:text-box>
            <text:p text:style-name="P1"><text:span text:style-name="T1">根據設計收集的資料</text:span></text:p>
          </draw:text-box>
        </draw:frame>
        <draw:frame draw:style-name="gr1" draw:text-style-name="P2" xml:id="id5" draw:id="id5" draw:layer="layout" svg:width="7.2cm" svg:height="1.094cm" svg:x="0.3cm" svg:y="7.352cm">
          <draw:text-box>
            <text:p text:style-name="P1"><text:span text:style-name="T1">分析資料是否符合假設</text:span></text:p>
          </draw:text-box>
        </draw:frame>
        <draw:frame draw:style-name="gr1" draw:text-style-name="P2" xml:id="id6" draw:id="id6" draw:layer="layout" svg:width="6.4cm" svg:height="1.094cm" svg:x="0.7cm" svg:y="3.719cm">
          <draw:text-box>
            <text:p text:style-name="P1"><text:span text:style-name="T1">報告研究解決的問題</text:span></text:p>
          </draw:text-box>
        </draw:frame>
        <draw:connector draw:style-name="gr2" draw:text-style-name="P3" draw:layer="layout" svg:x1="13.7cm" svg:y1="0.8cm" svg:x2="17.7cm" svg:y2="3.653cm" draw:start-shape="id1" draw:start-glue-point="1" draw:end-shape="id2" draw:end-glue-point="0" svg:d="M13700 800h4000v2853" svg:viewBox="0 0 4001 2854">
          <text:p/>
        </draw:connector>
        <draw:connector draw:style-name="gr2" draw:text-style-name="P3" draw:layer="layout" svg:x1="17.7cm" svg:y1="4.747cm" svg:x2="17.7cm" svg:y2="7.319cm" draw:start-shape="id2" draw:start-glue-point="2" draw:end-shape="id3" draw:end-glue-point="0" svg:d="M17700 4747v2572" svg:viewBox="0 0 1 2573">
          <text:p/>
        </draw:connector>
        <draw:connector draw:style-name="gr3" draw:text-style-name="P3" draw:layer="layout" svg:x1="17.7cm" svg:y1="8.413cm" svg:x2="14.2cm" svg:y2="11.166cm" draw:start-shape="id3" draw:start-glue-point="2" draw:end-shape="id4" draw:end-glue-point="1" svg:d="M17700 8413v2753h-3500" svg:viewBox="0 0 3501 2754">
          <text:p/>
        </draw:connector>
        <draw:connector draw:style-name="gr2" draw:text-style-name="P3" draw:layer="layout" svg:x1="7.8cm" svg:y1="11.166cm" svg:x2="3.9cm" svg:y2="8.446cm" draw:start-shape="id4" draw:start-glue-point="3" draw:end-shape="id5" svg:d="M7800 11166h-3900v-2720" svg:viewBox="0 0 3901 2721">
          <text:p/>
        </draw:connector>
        <draw:connector draw:style-name="gr2" draw:text-style-name="P3" draw:layer="layout" svg:x1="3.9cm" svg:y1="7.352cm" svg:x2="3.9cm" svg:y2="4.813cm" draw:start-shape="id5" draw:start-glue-point="0" draw:end-shape="id6" svg:d="M3900 7352v-2539" svg:viewBox="0 0 1 2540">
          <text:p/>
        </draw:connector>
        <draw:connector draw:style-name="gr2" draw:text-style-name="P3" draw:layer="layout" svg:x1="17.7cm" svg:y1="4.707cm" svg:x2="17.7cm" svg:y2="7.279cm" svg:d="M17700 4707v2572" svg:viewBox="0 0 1 2573">
          <text:p/>
        </draw:connector>
        <draw:connector draw:style-name="gr2" draw:text-style-name="P3" draw:layer="layout" svg:x1="3.9cm" svg:y1="3.719cm" svg:x2="8.1cm" svg:y2="0.8cm" draw:start-shape="id6" draw:start-glue-point="0" draw:end-shape="id1" draw:end-glue-point="3" svg:d="M3900 3719v-2919h4200" svg:viewBox="0 0 4201 2920">
          <text:p/>
        </draw:connector>
        <draw:frame draw:style-name="gr4" draw:text-style-name="P4" draw:layer="layout" svg:width="7.5cm" svg:height="2.503cm" svg:x="7.3cm" svg:y="4.8cm">
          <draw:text-box>
            <text:p text:style-name="P1"><text:span text:style-name="T2">心理學的知識循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入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7M31S</meta:editing-duration>
    <meta:editing-cycles>4</meta:editing-cycles>
    <meta:generator>LibreOffice/5.3.7.2$Windows_X86_64 LibreOffice_project/6b8ed514a9f8b44d37a1b96673cbbdd077e24059</meta:generator>
    <dc:date>2018-07-25T16:07:04.651000000</dc:date>
    <meta:document-statistic meta:object-count="14"/>
  </office:meta>
</office:document-meta>
</file>